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PROJECTACTIONPARSER 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ProjectAction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0">parse</text:p>
          </table:table-cell>
          <table:table-cell table:style-name="Table3.B2" office:value-type="string">
            <text:p text:style-name="P10">xml</text:p>
          </table:table-cell>
          <table:table-cell table:style-name="Table3.C2" office:value-type="string">
            <text:p text:style-name="P11">&lt;addproject version="0" &gt;</text:p>
            <text:p text:style-name="P11"><text:s/>&lt;name&gt;proyecto1&lt;/name&gt;</text:p>
            <text:p text:style-name="P11"><text:s/>&lt;author&gt;Animaciones&lt;/author&gt;</text:p>
            <text:p text:style-name="P11"><text:s/>&lt;description&gt;proyecto de prueba&lt;/description&gt;</text:p>
            <text:p text:style-name="P11"><text:s/>&lt;users&gt;</text:p>
            <text:p text:style-name="P11"><text:s text:c="2"/>&lt;user type="0" &gt;kuadrosx&lt;/user&gt;</text:p>
            <text:p text:style-name="P11"><text:s/>&lt;/users&gt;</text:p>
            <text:p text:style-name="P11">&lt;/addproject&gt;</text:p>
          </table:table-cell>
        </table:table-row>
      </table:table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que: la función name retorne proyecto1, la función author retorne Animaciones, la funcion descripción retorne “<text:span text:style-name="T1">proyecto de prueba” y la funcion users retorne una QMultiHash( 0, (“kuadrosx”))</text:span>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7T19:32:47</meta:creation-date>
    <dc:creator>Jorge Cuadrado</dc:creator>
    <dc:date>2007-02-07T19:42:05</dc:date>
    <dc:language>es-CO</dc:language>
    <meta:editing-cycles>2</meta:editing-cycles>
    <meta:editing-duration>PT9M19S</meta:editing-duration>
    <meta:template xlink:type="simple" xlink:actuate="onRequest" xlink:role="template" xlink:href="../../../../../../../.openoffice.org2/user/template/prueba_unitaria.ott" xlink:title="prueba_unitaria" meta:date="2007-02-07T19:32:4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3" meta:word-count="95" meta:character-count="715"/>
  </office:meta>
</office:document-meta>
</file>